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fo:font-weight="bold" officeooo:rsid="001747d8" officeooo:paragraph-rsid="001747d8" style:font-weight-asian="bold"/>
    </style:style>
    <style:style style:name="P3" style:family="paragraph" style:parent-style-name="Standard">
      <style:text-properties fo:language="fr" fo:country="FR" fo:font-weight="normal" style:font-weight-asian="normal" style:font-weight-complex="normal"/>
    </style:style>
    <style:style style:name="P4" style:family="paragraph" style:parent-style-name="Standard">
      <style:text-properties fo:language="fr" fo:country="FR" fo:font-weight="bold" style:font-weight-asian="bold"/>
    </style:style>
    <style:style style:name="P5" style:family="paragraph" style:parent-style-name="Standard">
      <style:text-properties officeooo:paragraph-rsid="001257fd"/>
    </style:style>
    <style:style style:name="P6" style:family="paragraph" style:parent-style-name="Standard">
      <style:text-properties officeooo:paragraph-rsid="00148a4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paragraph-rsid="00148a4d" style:font-weight-asian="normal" style:font-weight-complex="normal"/>
    </style:style>
    <style:style style:name="P9" style:family="paragraph" style:parent-style-name="Standard">
      <style:text-properties officeooo:paragraph-rsid="0016198a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fo:language="fr" fo:country="FR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language="fr" fo:country="FR" fo:font-weight="bold" officeooo:rsid="0010d102" officeooo:paragraph-rsid="001257fd" style:font-weight-asian="bold"/>
    </style:style>
    <style:style style:name="P12" style:family="paragraph" style:parent-style-name="Standard" style:master-page-name="Standard">
      <style:paragraph-properties style:page-number="auto"/>
      <style:text-properties fo:language="fr" fo:country="FR"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fo:font-weight="bold" officeooo:rsid="0018d901" officeooo:paragraph-rsid="0018d901" style:font-weight-asian="bold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fo:font-weight="bold" officeooo:rsid="001747d8" officeooo:paragraph-rsid="001a5f72" style:font-weight-asian="bold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fo:font-weight="bold" officeooo:rsid="0018d901" officeooo:paragraph-rsid="001a5f72" style:font-weight-asian="bold" style:font-weight-complex="bold"/>
    </style:style>
    <style:style style:name="P18" style:family="paragraph" style:parent-style-name="Standard">
      <style:text-properties fo:language="fr" fo:country="FR" fo:font-weight="normal" style:font-weight-asian="normal" style:font-weight-complex="normal"/>
    </style:style>
    <style:style style:name="P19" style:family="paragraph" style:parent-style-name="Standard">
      <style:text-properties fo:font-weight="normal" officeooo:paragraph-rsid="0018d901" style:font-weight-asian="normal" style:font-weight-complex="normal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1">
      <style:text-properties officeooo:paragraph-rsid="001257fd"/>
    </style:style>
    <style:style style:name="P22" style:family="paragraph" style:parent-style-name="List_20_Paragraph" style:list-style-name="WWNum1">
      <style:text-properties officeooo:paragraph-rsid="0016198a"/>
    </style:style>
    <style:style style:name="P23" style:family="paragraph" style:parent-style-name="List_20_Paragraph" style:list-style-name="WWNum1">
      <style:text-properties officeooo:rsid="0010d102" officeooo:paragraph-rsid="0010d102"/>
    </style:style>
    <style:style style:name="P24" style:family="paragraph" style:parent-style-name="List_20_Paragraph" style:list-style-name="WWNum2">
      <style:text-properties officeooo:rsid="0010d102" officeooo:paragraph-rsid="001257fd"/>
    </style:style>
    <style:style style:name="P25" style:family="paragraph" style:parent-style-name="List_20_Paragraph" style:list-style-name="WWNum3">
      <style:text-properties officeooo:rsid="0010d102" officeooo:paragraph-rsid="00148a4d"/>
    </style:style>
    <style:style style:name="P26" style:family="paragraph" style:parent-style-name="List_20_Paragraph" style:list-style-name="WWNum1">
      <style:text-properties fo:language="fr" fo:country="FR" officeooo:rsid="001257fd" officeooo:paragraph-rsid="001257fd"/>
    </style:style>
    <style:style style:name="P27" style:family="paragraph" style:parent-style-name="List_20_Paragraph" style:list-style-name="WWNum2">
      <style:text-properties fo:language="fr" fo:country="FR" officeooo:rsid="001257fd" officeooo:paragraph-rsid="001257fd"/>
    </style:style>
    <style:style style:name="P28" style:family="paragraph" style:parent-style-name="List_20_Paragraph" style:list-style-name="WWNum3">
      <style:text-properties fo:language="fr" fo:country="FR" officeooo:rsid="001257fd" officeooo:paragraph-rsid="00148a4d"/>
    </style:style>
    <style:style style:name="P29" style:family="paragraph" style:parent-style-name="List_20_Paragraph" style:list-style-name="WWNum2">
      <style:text-properties officeooo:paragraph-rsid="001257fd"/>
    </style:style>
    <style:style style:name="P30" style:family="paragraph" style:parent-style-name="List_20_Paragraph" style:list-style-name="WWNum2">
      <style:text-properties officeooo:paragraph-rsid="0016198a"/>
    </style:style>
    <style:style style:name="P31" style:family="paragraph" style:parent-style-name="List_20_Paragraph" style:list-style-name="WWNum2">
      <style:text-properties fo:font-weight="normal" officeooo:rsid="00148a4d" officeooo:paragraph-rsid="00148a4d" style:font-weight-asian="normal" style:font-weight-complex="normal"/>
    </style:style>
    <style:style style:name="P32" style:family="paragraph" style:parent-style-name="List_20_Paragraph" style:list-style-name="WWNum3">
      <style:text-properties officeooo:paragraph-rsid="00148a4d"/>
    </style:style>
    <style:style style:name="P33" style:family="paragraph" style:parent-style-name="List_20_Paragraph" style:list-style-name="WWNum3">
      <style:text-properties officeooo:paragraph-rsid="0016198a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1257fd" style:font-weight-asian="bold" style:font-weight-complex="bold"/>
    </style:style>
    <style:style style:name="T5" style:family="text">
      <style:text-properties fo:language="fr" fo:country="FR" fo:font-weight="bold" officeooo:rsid="0010d102" style:font-weight-asian="bold" style:font-weight-complex="bold"/>
    </style:style>
    <style:style style:name="T6" style:family="text">
      <style:text-properties fo:language="fr" fo:country="FR" fo:font-weight="bold" officeooo:rsid="00148a4d" style:font-weight-asian="bold" style:font-weight-complex="bold"/>
    </style:style>
    <style:style style:name="T7" style:family="text">
      <style:text-properties fo:language="fr" fo:country="FR" fo:font-weight="bold" officeooo:rsid="001a5f72" style:font-weight-asian="bold"/>
    </style:style>
    <style:style style:name="T8" style:family="text">
      <style:text-properties fo:language="fr" fo:country="FR" officeooo:rsid="0010d102"/>
    </style:style>
    <style:style style:name="T9" style:family="text">
      <style:text-properties fo:language="fr" fo:country="FR" officeooo:rsid="001257fd"/>
    </style:style>
    <style:style style:name="T10" style:family="text">
      <style:text-properties fo:language="fr" fo:country="FR" officeooo:rsid="00148a4d"/>
    </style:style>
    <style:style style:name="T11" style:family="text">
      <style:text-properties fo:language="fr" fo:country="FR" fo:font-weight="normal" style:font-weight-asian="normal" style:font-weight-complex="normal"/>
    </style:style>
    <style:style style:name="T12" style:family="text">
      <style:text-properties fo:language="fr" fo:country="FR" fo:font-weight="normal" officeooo:rsid="001257fd" style:font-weight-asian="normal" style:font-weight-complex="normal"/>
    </style:style>
    <style:style style:name="T13" style:family="text">
      <style:text-properties fo:language="fr" fo:country="FR" fo:font-weight="normal" officeooo:rsid="0010d102" style:font-weight-asian="normal" style:font-weight-complex="normal"/>
    </style:style>
    <style:style style:name="T14" style:family="text">
      <style:text-properties fo:language="fr" fo:country="FR" fo:font-weight="normal" officeooo:rsid="00148a4d" style:font-weight-asian="normal" style:font-weight-complex="normal"/>
    </style:style>
    <style:style style:name="T15" style:family="text">
      <style:text-properties fo:language="fr" fo:country="FR" fo:font-weight="normal" officeooo:rsid="0016198a" style:font-weight-asian="normal" style:font-weight-complex="normal"/>
    </style:style>
    <style:style style:name="T16" style:family="text">
      <style:text-properties fo:language="fr" fo:country="FR" fo:font-weight="normal" officeooo:rsid="0018d901" style:font-weight-asian="normal" style:font-weight-complex="normal"/>
    </style:style>
    <style:style style:name="T17" style:family="text">
      <style:text-properties fo:language="fr" fo:country="FR" fo:font-weight="normal" officeooo:rsid="001a5f72" style:font-weight-asian="normal" style:font-weight-complex="normal"/>
    </style:style>
    <style:style style:name="T18" style:family="text">
      <style:text-properties fo:language="fr" fo:country="FR" fo:font-weight="normal" officeooo:rsid="001a7bc7" style:font-weight-asian="normal" style:font-weight-complex="normal"/>
    </style:style>
    <style:style style:name="T19" style:family="text">
      <style:text-properties fo:language="fr" fo:country="FR" officeooo:rsid="0016198a"/>
    </style:style>
    <style:style style:name="T20" style:family="text">
      <style:text-properties fo:language="fr" fo:country="FR" officeooo:rsid="0018d901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8d901" style:font-weight-asian="normal" style:font-weight-complex="normal"/>
    </style:style>
    <style:style style:name="T24" style:family="text">
      <style:text-properties style:text-underline-style="none" fo:font-weight="normal" officeooo:rsid="001a5f7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st de validation :</text:p>
      <text:p text:style-name="P14"/>
      <text:p text:style-name="P15"><text:span text:style-name="T21">Version :</text:span><text:span text:style-name="T22"> 0.2</text:span></text:p>
      <text:p text:style-name="P14"/>
      <text:p text:style-name="Standard"><text:span text:style-name="T2">Titre : </text:span><text:span text:style-name="T16">A</text:span><text:span text:style-name="T1">jout réussit d’une </text:span><text:span text:style-name="T8">question</text:span><text:span text:style-name="T1"> dans ecours. </text:span></text:p>
      <text:p text:style-name="P1"/>
      <text:p text:style-name="P16"><text:span text:style-name="T21">Auteur : </text:span><text:span text:style-name="T22">Couassi-Blé Yannick, </text:span><text:span text:style-name="T23">GASPARD CILIA Alexandre</text:span></text:p>
      <text:p text:style-name="P17"><text:span text:style-name="T21">Relecture : </text:span><text:span text:style-name="T22">GASPARD CILIA Alexandre</text:span></text:p>
      <text:p text:style-name="P1"/>
      <text:p text:style-name="Standard"><text:span text:style-name="T2">Contexte : </text:span><text:span text:style-name="T1">L’enseignant est authentifié et décide d’ajouter </text:span><text:span text:style-name="T8">une question</text:span><text:span text:style-name="T1"> « </text:span><text:span text:style-name="T20">Q</text:span><text:span text:style-name="T13">uelle est la première étape dans la phase d'analyse ? »</text:span><text:span text:style-name="T1"> non existante précédemment. </text:span></text:p>
      <text:p text:style-name="P1"/>
      <text:p text:style-name="P5"><text:span text:style-name="T2">Entrée : </text:span><text:span text:style-name="T11"><text:s/></text:span><text:span text:style-name="T16">ue : « I</text:span><text:span text:style-name="T14">ngénierie</text:span><text:span text:style-name="T13"> logiciel » , </text:span><text:span text:style-name="T16">chapitre :</text:span><text:span text:style-name="T13"> <text:s/>« </text:span><text:span text:style-name="T12">Analyse » , </text:span><text:span text:style-name="T16">question : « Q</text:span><text:span text:style-name="T13">uelle est la première étape dans la phase d'analyse ? » , </text:span><text:span text:style-name="T16">reponses : « {</text:span><text:span text:style-name="T12">diagramme de use case , diagramme de </text:span><text:span text:style-name="T14">séquence</text:span><text:span text:style-name="T16">}.</text:span></text:p>
      <text:p text:style-name="P1"/>
      <text:p text:style-name="P4">Scenario: </text:p>
      <text:list xml:id="list5481846801953846049" text:style-name="WWNum1">
        <text:list-item>
          <text:p text:style-name="P20"><text:span text:style-name="T1">L’enseignant choisi</text:span><text:span text:style-name="T10">t</text:span><text:span text:style-name="T1"> d’ajouter une q</text:span><text:span text:style-name="T8">uestion</text:span></text:p>
        </text:list-item>
        <text:list-item>
          <text:p text:style-name="P23"><text:span text:style-name="T1">il choisie l'UE « </text:span><text:span text:style-name="T10">ingénierie</text:span><text:span text:style-name="T1"> logiciel » </text:span></text:p>
        </text:list-item>
        <text:list-item>
          <text:p text:style-name="P26">il choisit le chapitre « Analyse »</text:p>
        </text:list-item>
        <text:list-item>
          <text:p text:style-name="P21"><text:span text:style-name="T1">Il entre </text:span><text:span text:style-name="T9">comme question</text:span><text:span text:style-name="T12"> « </text:span><text:span text:style-name="T16">Q</text:span><text:span text:style-name="T13">uelle est la première étape dans la phase d'analyse ? ».</text:span></text:p>
        </text:list-item>
        <text:list-item>
          <text:p text:style-name="P22"><text:span text:style-name="T1">Il </text:span><text:span text:style-name="T9">saisit « diagramme de use case » , « diagramme de </text:span><text:span text:style-name="T10">séquence</text:span><text:span text:style-name="T9"> comme </text:span><text:span text:style-name="T10">éléments</text:span><text:span text:style-name="T9"> de </text:span><text:span text:style-name="T10">réponse »</text:span><text:span text:style-name="T9"> </text:span><text:span text:style-name="T1"><text:s/></text:span></text:p>
        </text:list-item>
        <text:list-item>
          <text:p text:style-name="P22"><text:span text:style-name="T15">il valide</text:span><text:span text:style-name="T2"><text:line-break/></text:span></text:p>
        </text:list-item>
      </text:list>
      <text:p text:style-name="P5"><text:span text:style-name="T2">Résultat attendu : </text:span><text:span text:style-name="T1">l</text:span><text:span text:style-name="T9">a question</text:span><text:span text:style-name="T12"> </text:span><text:span text:style-name="T13">quelle est la première étape dans la phase d'analyse ? </text:span><text:span text:style-name="T11">est ajoutée à</text:span><text:bookmark text:name="_GoBack"/><text:span text:style-name="T11"> la liste des </text:span><text:span text:style-name="T12">questions de l'UE </text:span><text:span text:style-name="T14">ingénierie</text:span><text:span text:style-name="T12"> logiciel</text:span></text:p>
      <text:p text:style-name="P7"><text:span text:style-name="T1">Le système affiche un message de confirmation de l’ajout de l</text:span><text:span text:style-name="T9">a question</text:span></text:p>
      <text:p text:style-name="P3"/>
      <text:p text:style-name="Standard"><text:span text:style-name="T2">Moyen de Vérification :</text:span><text:span text:style-name="T11"> visuel pour la confirmation </text:span></text:p>
      <text:p text:style-name="P19"><text:span text:style-name="T1">Pour se rassurer que l’ajout s’est bien déroulé On peut essayer de vérifier l’existence de </text:span><text:span text:style-name="T9">la question </text:span><text:span text:style-name="T20">avec la méthode verifExistQuestion(in ue : String, in chapitre : String, in question : String) : Boolean avec les paramètres ue : « I</text:span><text:span text:style-name="T10">ngénierie</text:span><text:span text:style-name="T8"> logiciel » , </text:span><text:span text:style-name="T20">chapitre :</text:span><text:span text:style-name="T8"> <text:s/>« </text:span><text:span text:style-name="T9">Analyse » , </text:span><text:span text:style-name="T20">question : « Q</text:span><text:span text:style-name="T8">uelle est la première étape dans la phase d'analyse ? ». </text:span><text:span text:style-name="T20">La méthode doit retourner « True »</text:span><text:span text:style-name="T1"> <text:s/></text:span></text:p>
      <text:p text:style-name="P1"/>
      <text:p text:style-name="P1"/>
      <text:p text:style-name="P10"/>
      <text:p text:style-name="P1"/>
      <text:p text:style-name="Standard"><text:span text:style-name="T2">Titre : </text:span><text:span text:style-name="T17">M</text:span><text:span text:style-name="T1">odification réussit d’une </text:span><text:span text:style-name="T9">question</text:span><text:span text:style-name="T1"> dans ecours.</text:span></text:p>
      <text:p text:style-name="P2"/>
      <text:p text:style-name="P2">Auteur :<text:span text:style-name="T21"> </text:span><text:span text:style-name="T22">Couassi-Blé Yannick, </text:span><text:span text:style-name="T24">GASPARD CILIA Alexandre</text:span></text:p>
      <text:p text:style-name="P1"/>
      <text:p text:style-name="P5"><text:soft-page-break/><text:span text:style-name="T2">Contexte : </text:span><text:span text:style-name="T11"><text:s/>L’enseignant est authentifié et décide </text:span><text:span text:style-name="T12">de modifier la</text:span><text:span text:style-name="T13"> question</text:span><text:span text:style-name="T11"> « </text:span><text:span text:style-name="T17">Q</text:span><text:span text:style-name="T13">uelle est la première étape dans la phase d'analyse ? »</text:span><text:span text:style-name="T11"> </text:span><text:span text:style-name="T14">déjà</text:span><text:span text:style-name="T11"> existante </text:span><text:span text:style-name="T12">par « </text:span><text:span text:style-name="T17">À</text:span><text:span text:style-name="T12"> quelle question </text:span><text:span text:style-name="T14">répond</text:span><text:span text:style-name="T12"> l'analyse ? »</text:span><text:span text:style-name="T11"> <text:s/></text:span></text:p>
      <text:p text:style-name="P3"/>
      <text:p text:style-name="P5"><text:span text:style-name="T2">Entrée : </text:span><text:span text:style-name="T17">question : « </text:span><text:span text:style-name="T13">quelle est la première étape dans la phase d'analyse ? »</text:span><text:span text:style-name="T11"> , </text:span><text:span text:style-name="T17">nouvelle</text:span><text:span text:style-name="T18">Qestion :</text:span><text:span text:style-name="T12"> <text:s/>« </text:span><text:span text:style-name="T18">Q</text:span><text:span text:style-name="T12">uestion </text:span><text:span text:style-name="T14">répond</text:span><text:span text:style-name="T12"> l'analyse ? »</text:span><text:span text:style-name="T11"> </text:span></text:p>
      <text:p text:style-name="P1"/>
      <text:p text:style-name="P4">Scenario: </text:p>
      <text:list xml:id="list1666078106696946181" text:style-name="WWNum2">
        <text:list-item>
          <text:p text:style-name="P29"><text:span text:style-name="T1">L’enseignant choisie </text:span><text:span text:style-name="T9">de modifier</text:span><text:span text:style-name="T1"> une q</text:span><text:span text:style-name="T8">uestion</text:span></text:p>
        </text:list-item>
        <text:list-item>
          <text:p text:style-name="P24"><text:span text:style-name="T1">il choisie l'UE « </text:span><text:span text:style-name="T10">ingénierie</text:span><text:span text:style-name="T1"> logiciel </text:span></text:p>
        </text:list-item>
        <text:list-item>
          <text:p text:style-name="P27">il choisit le chapitre Analyse</text:p>
        </text:list-item>
        <text:list-item>
          <text:p text:style-name="P29"><text:span text:style-name="T1">Il </text:span><text:span text:style-name="T9">choisit la question a modifier</text:span><text:span text:style-name="T12"> </text:span><text:span text:style-name="T13">quelle est la première étape dans la phase d'analyse ?</text:span></text:p>
        </text:list-item>
        <text:list-item>
          <text:p text:style-name="P31"><text:span text:style-name="T8">I</text:span><text:span text:style-name="T1">l saisit la nouvelle question </text:span><text:span text:style-name="T9">a quelle question </text:span><text:span text:style-name="T1">répond</text:span><text:span text:style-name="T9"> l'analyse ?</text:span><text:span text:style-name="T1"> </text:span></text:p>
        </text:list-item>
      </text:list>
      <text:p text:style-name="P11"/>
      <text:list xml:id="list154202567329439" text:continue-numbering="true" text:style-name="WWNum2">
        <text:list-item>
          <text:p text:style-name="P30"><text:span text:style-name="T1">Il </text:span><text:span text:style-name="T9">saisit </text:span><text:span text:style-name="T10">QUOI ? </text:span><text:span text:style-name="T9"><text:s/>,</text:span><text:span text:style-name="T10">COMMENT ?</text:span><text:span text:style-name="T9"> comme </text:span><text:span text:style-name="T10">éléments</text:span><text:span text:style-name="T9"> de </text:span><text:span text:style-name="T10">réponse</text:span><text:span text:style-name="T9"> </text:span><text:span text:style-name="T1"><text:s text:c="2"/></text:span></text:p>
        </text:list-item>
        <text:list-item>
          <text:p text:style-name="P30"><text:span text:style-name="T15">il valide</text:span><text:span text:style-name="T2"><text:line-break/></text:span></text:p>
        </text:list-item>
      </text:list>
      <text:p text:style-name="P6"><text:span text:style-name="T2">Résultat attendu :</text:span><text:span text:style-name="T11"> l</text:span><text:span text:style-name="T12">a question </text:span><text:span text:style-name="T13">quelle est la première étape dans la phase d'analyse ? </text:span><text:span text:style-name="T11">est r</text:span><text:span text:style-name="T14">emplacée</text:span><text:span text:style-name="T12"> </text:span><text:span text:style-name="T14">par </text:span><text:span text:style-name="T12">a quelle question </text:span><text:span text:style-name="T14">répond</text:span><text:span text:style-name="T12"> l'analyse ?</text:span><text:span text:style-name="T14"> </text:span></text:p>
      <text:p text:style-name="P8"><text:span text:style-name="T1">Le système affiche un message de confirmation de </text:span><text:span text:style-name="T10">modification</text:span><text:span text:style-name="T1"> de l</text:span><text:span text:style-name="T9">a question</text:span></text:p>
      <text:p text:style-name="P1"/>
      <text:p text:style-name="P6"><text:span text:style-name="T2">Moyen de Vérification : </text:span><text:span text:style-name="T1">visuel pour la confirmation </text:span></text:p>
      <text:p text:style-name="P6"><text:span text:style-name="T1">Mise a jour </text:span><text:span text:style-name="T10">de la</text:span><text:span text:style-name="T1"> </text:span><text:span text:style-name="T10">liste des questions</text:span></text:p>
      <text:p text:style-name="P1"/>
      <text:p text:style-name="P10"/>
      <text:p text:style-name="Standard"><text:span text:style-name="T2">Titre : </text:span><text:span text:style-name="T1">suppression réussit d’une </text:span><text:span text:style-name="T10">question</text:span><text:span text:style-name="T1"> dans ecours </text:span></text:p>
      <text:p text:style-name="P1"/>
      <text:p text:style-name="P2">Auteur :<text:span text:style-name="T21"> </text:span><text:span text:style-name="T22">Couassi-Blé Yannick</text:span></text:p>
      <text:p text:style-name="P1"/>
      <text:p text:style-name="P6"><text:span text:style-name="T2">Contexte : </text:span><text:span text:style-name="T1">L’enseignant est authentifié et décide de supprimer </text:span><text:span text:style-name="T10">la question </text:span><text:span text:style-name="T1"><text:s/></text:span><text:span text:style-name="T4">a quelle question </text:span><text:span text:style-name="T6">répond</text:span><text:span text:style-name="T4"> l'analyse ?</text:span><text:span text:style-name="T3"> </text:span><text:span text:style-name="T1">déjà existante </text:span></text:p>
      <text:p text:style-name="P1"/>
      <text:p text:style-name="P6"><text:span text:style-name="T2">Entrée : </text:span><text:span text:style-name="T12">a quelle question </text:span><text:span text:style-name="T14">répond</text:span><text:span text:style-name="T12"> l'analyse ?</text:span></text:p>
      <text:p text:style-name="P1"/>
      <text:p text:style-name="P4">Scenario: </text:p>
      <text:list xml:id="list8040086451027781976" text:style-name="WWNum3">
        <text:list-item>
          <text:p text:style-name="P32"><text:span text:style-name="T1">L’enseignant choisie </text:span><text:span text:style-name="T9">de </text:span><text:span text:style-name="T10">supprimer</text:span><text:span text:style-name="T1"> une q</text:span><text:span text:style-name="T8">uestion</text:span></text:p>
        </text:list-item>
        <text:list-item>
          <text:p text:style-name="P25"><text:span text:style-name="T1">il choisie l'UE </text:span><text:span text:style-name="T10">ingénierie</text:span><text:span text:style-name="T1"> logiciel </text:span></text:p>
        </text:list-item>
        <text:list-item>
          <text:p text:style-name="P28">il choisit le chapitre Analyse</text:p>
        </text:list-item>
        <text:list-item>
          <text:p text:style-name="P33"><text:span text:style-name="T1">Il </text:span><text:span text:style-name="T9">choisit la question a </text:span><text:span text:style-name="T19">supprimer</text:span><text:span text:style-name="T12"> </text:span><text:span text:style-name="T5">quelle est la première étape dans la phase d'analyse ?</text:span></text:p>
        </text:list-item>
        <text:list-item>
          <text:p text:style-name="P33"><text:span text:style-name="T15">Il valide</text:span><text:span text:style-name="T2"><text:line-break/></text:span></text:p>
        </text:list-item>
      </text:list>
      <text:p text:style-name="P9"><text:span text:style-name="T2">Résultat attendu : </text:span><text:span text:style-name="T15">la question </text:span><text:span text:style-name="T11"><text:s/></text:span><text:span text:style-name="T5">quelle est la première étape dans la phase d'analyse ? </text:span><text:span text:style-name="T1"><text:s/>est supprimé</text:span><text:span text:style-name="T19">e</text:span><text:span text:style-name="T1"> de la liste des </text:span><text:span text:style-name="T19">questions</text:span><text:span text:style-name="T1"> </text:span></text:p>
      <text:p text:style-name="Standard"><text:span text:style-name="T1">Le système affiche un message de confirmation de suppression de l</text:span><text:span text:style-name="T19">a question</text:span></text:p>
      <text:p text:style-name="P1"/>
      <text:p text:style-name="Standard"><text:soft-page-break/><text:span text:style-name="T2">Moyen de Vérification : </text:span><text:span text:style-name="T1">visuel pour la confirmation </text:span></text:p>
      <text:p text:style-name="Standard"><text:span text:style-name="T1">Mise a jour des </text:span><text:span text:style-name="T19">questions</text:span></text:p>
      <text:p text:style-name="P9"><text:span text:style-name="T1">Pour se rassurer que la suppression s’est bien déroulée On peut essayer de vérifier l’existence de </text:span><text:span text:style-name="T19">la question</text:span><text:span text:style-name="T1"> </text:span><text:span text:style-name="T5">quelle est la première étape dans la phase d'analyse ?</text:span><text:span text:style-name="T1"> <text:s/>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ick-Alain COUASSI-BLÉ</meta:initial-creator>
    <dc:creator>GASPARD ALEXANDRE</dc:creator>
    <meta:editing-cycles>6</meta:editing-cycles>
    <meta:creation-date>2016-10-16T20:52:00</meta:creation-date>
    <dc:date>2016-10-19T15:42:00.896407658</dc:date>
    <meta:editing-duration>PT53M37S</meta:editing-duration>
    <meta:generator>LibreOffice/4.3.3.2$Linux_X86_64 LibreOffice_project/430m0$Build-2</meta:generator>
    <meta:document-statistic meta:table-count="0" meta:image-count="0" meta:object-count="0" meta:page-count="3" meta:paragraph-count="49" meta:word-count="616" meta:character-count="3555" meta:non-whitespace-character-count="29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